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A90000062F01DE86B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heSans" svg:font-family="The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4.728cm" fo:margin-left="0.213cm" fo:margin-right="1.046cm" table:align="margins" style:writing-mode="lr-tb"/>
    </style:style>
    <style:style style:name="Table1.A" style:family="table-column">
      <style:table-column-properties style:column-width="7.197cm" style:rel-column-width="4170*"/>
    </style:style>
    <style:style style:name="Table1.B" style:family="table-column">
      <style:table-column-properties style:column-width="7.53cm" style:rel-column-width="4364*"/>
    </style:style>
    <style:style style:name="Table1.1" style:family="table-row">
      <style:table-row-properties style:min-row-height="0.617cm"/>
    </style:style>
    <style:style style:name="Table1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2" style:family="table">
      <style:table-properties style:width="14.728cm" fo:margin-left="0.213cm" fo:margin-right="1.046cm" table:align="margins" style:writing-mode="lr-tb"/>
    </style:style>
    <style:style style:name="Table2.A" style:family="table-column">
      <style:table-column-properties style:column-width="4.685cm" style:rel-column-width="2715*"/>
    </style:style>
    <style:style style:name="Table2.B" style:family="table-column">
      <style:table-column-properties style:column-width="5.022cm" style:rel-column-width="2910*"/>
    </style:style>
    <style:style style:name="Table2.C" style:family="table-column">
      <style:table-column-properties style:column-width="5.02cm" style:rel-column-width="2909*"/>
    </style:style>
    <style:style style:name="Table2.1" style:family="table-row">
      <style:table-row-properties style:min-row-height="0.617cm" style:keep-together="true"/>
    </style:style>
    <style:style style:name="Table2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2.C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3" style:family="table">
      <style:table-properties style:width="14.702cm" fo:margin-left="0.24cm" fo:margin-right="1.046cm" table:align="margins" style:writing-mode="lr-tb"/>
    </style:style>
    <style:style style:name="Table3.A" style:family="table-column">
      <style:table-column-properties style:column-width="4.658cm" style:rel-column-width="2700*"/>
    </style:style>
    <style:style style:name="Table3.B" style:family="table-column">
      <style:table-column-properties style:column-width="5.022cm" style:rel-column-width="2910*"/>
    </style:style>
    <style:style style:name="Table3.C" style:family="table-column">
      <style:table-column-properties style:column-width="5.02cm" style:rel-column-width="2909*"/>
    </style:style>
    <style:style style:name="Table3.1" style:family="table-row">
      <style:table-row-properties style:min-row-height="0.617cm" style:keep-together="true"/>
    </style:style>
    <style:style style:name="Table3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3.C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4" style:family="table">
      <style:table-properties style:width="14.728cm" fo:margin-left="0.213cm" fo:margin-right="1.046cm" table:align="margins" style:writing-mode="lr-tb"/>
    </style:style>
    <style:style style:name="Table4.A" style:family="table-column">
      <style:table-column-properties style:column-width="14.727cm" style:rel-column-width="8534*"/>
    </style:style>
    <style:style style:name="Table4.1" style:family="table-row">
      <style:table-row-properties style:min-row-height="0.617cm" style:keep-together="true"/>
    </style:style>
    <style:style style:name="Table4.A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5" style:family="table">
      <style:table-properties style:width="14.728cm" fo:margin-left="0.213cm" fo:margin-right="1.046cm" table:align="margins" style:writing-mode="lr-tb"/>
    </style:style>
    <style:style style:name="Table5.A" style:family="table-column">
      <style:table-column-properties style:column-width="7.197cm" style:rel-column-width="4170*"/>
    </style:style>
    <style:style style:name="Table5.B" style:family="table-column">
      <style:table-column-properties style:column-width="7.53cm" style:rel-column-width="4364*"/>
    </style:style>
    <style:style style:name="Table5.1" style:family="table-row">
      <style:table-row-properties style:min-row-height="0.617cm" style:keep-together="true"/>
    </style:style>
    <style:style style:name="Table5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5.B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6" style:family="table">
      <style:table-properties style:width="14.702cm" fo:margin-left="0.24cm" fo:margin-right="1.046cm" table:align="margins" style:writing-mode="lr-tb"/>
    </style:style>
    <style:style style:name="Table6.A" style:family="table-column">
      <style:table-column-properties style:column-width="7.17cm" style:rel-column-width="4155*"/>
    </style:style>
    <style:style style:name="Table6.B" style:family="table-column">
      <style:table-column-properties style:column-width="7.53cm" style:rel-column-width="4364*"/>
    </style:style>
    <style:style style:name="Table6.1" style:family="table-row">
      <style:table-row-properties style:min-row-height="0.617cm" style:keep-together="true"/>
    </style:style>
    <style:style style:name="Table6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6.B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7" style:family="table">
      <style:table-properties style:width="14.755cm" fo:margin-left="0.187cm" fo:margin-right="1.046cm" table:align="margins" style:writing-mode="lr-tb"/>
    </style:style>
    <style:style style:name="Table7.A" style:family="table-column">
      <style:table-column-properties style:column-width="7.221cm" style:rel-column-width="4185*"/>
    </style:style>
    <style:style style:name="Table7.B" style:family="table-column">
      <style:table-column-properties style:column-width="7.532cm" style:rel-column-width="4364*"/>
    </style:style>
    <style:style style:name="Table7.1" style:family="table-row">
      <style:table-row-properties style:min-row-height="0.617cm" style:keep-together="true"/>
    </style:style>
    <style:style style:name="Table7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7.B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P1" style:family="paragraph" style:parent-style-name="Standard" style:master-page-name="Standard">
      <style:text-properties fo:language="es" fo:country="ES" style:language-asian="es" style:country-asian="ES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style:font-name="Arial" fo:font-size="8pt" fo:language="es" fo:country="MX" style:font-size-asian="8pt" style:font-name-complex="Arial" style:font-size-complex="8pt"/>
    </style:style>
    <style:style style:name="P4" style:family="paragraph" style:parent-style-name="Standard">
      <style:paragraph-properties fo:text-align="center" style:justify-single-word="false"/>
      <style:text-properties fo:text-transform="uppercase" style:font-name="Arial" fo:font-size="14pt" fo:language="es" fo:country="MX" fo:font-weight="bold" style:font-size-asian="14pt" style:font-weight-asian="bold" style:font-name-complex="Arial" style:font-size-complex="14pt"/>
    </style:style>
    <style:style style:name="P5" style:family="paragraph" style:parent-style-name="Standard">
      <style:text-properties style:font-name="Arial" fo:font-size="10pt" fo:language="es" fo:country="MX" fo:font-weight="bold" style:font-size-asian="10pt" style:font-weight-asian="bold" style:font-name-complex="Arial" style:font-size-complex="10pt"/>
    </style:style>
    <style:style style:name="P6" style:family="paragraph" style:parent-style-name="Standard">
      <style:paragraph-properties fo:margin-left="0.318cm" fo:margin-right="0cm" fo:text-align="center" style:justify-single-word="false" fo:text-indent="0cm" style:auto-text-indent="false" style:snap-to-layout-grid="false"/>
      <style:text-properties style:font-name="Arial" fo:font-size="10pt" fo:language="es" fo:country="MX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/>
    </style:style>
    <style:style style:name="P8" style:family="paragraph" style:parent-style-name="Standard">
      <style:paragraph-properties fo:margin-left="0.318cm" fo:margin-right="0cm" fo:text-align="center" style:justify-single-word="false" fo:text-indent="0cm" style:auto-text-indent="false" style:snap-to-layout-grid="false"/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language="es" fo:country="MX" fo:font-weight="bold" style:font-weight-asian="bold" style:font-name-complex="Arial"/>
    </style:style>
    <style:style style:name="P10" style:family="paragraph" style:parent-style-name="Standard">
      <style:text-properties style:font-name="Arial" fo:font-size="10pt" fo:language="es" fo:country="MX" style:font-size-asian="10pt" style:font-name-complex="Arial" style:font-size-complex="10pt"/>
    </style:style>
    <style:style style:name="P11" style:family="paragraph" style:parent-style-name="Standard">
      <style:text-properties style:font-name="Arial" fo:font-size="8pt" fo:language="es" fo:country="MX" fo:font-weight="bold" style:font-size-asian="8pt" style:font-weight-asian="bold" style:font-name-complex="Arial" style:font-size-complex="8pt"/>
    </style:style>
    <style:style style:name="P12" style:family="paragraph" style:parent-style-name="Standard">
      <style:text-properties fo:language="es" fo:country="MX" fo:font-weight="bold" style:font-weight-asian="bold"/>
    </style:style>
    <style:style style:name="P13" style:family="paragraph" style:parent-style-name="Standard">
      <style:text-properties style:font-name="TheSans" fo:font-size="10pt" fo:language="es" fo:country="MX" fo:font-weight="bold" style:font-size-asian="10pt" style:font-weight-asian="bold" style:font-size-complex="10pt" style:font-weight-complex="bold"/>
    </style:style>
    <style:style style:name="P14" style:family="paragraph" style:parent-style-name="Standard">
      <style:text-properties fo:language="es" fo:country="MX"/>
    </style:style>
    <style:style style:name="T1" style:family="text">
      <style:text-properties style:font-name="Arial" fo:font-size="9pt" fo:language="es" fo:country="MX" fo:font-weight="bold" style:font-size-asian="9pt" style:font-weight-asian="bold" style:font-name-complex="Arial" style:font-size-complex="9pt"/>
    </style:style>
    <style:style style:name="T2" style:family="text">
      <style:text-properties style:font-name="Arial" fo:font-size="8pt" fo:language="es" fo:country="MX" fo:font-weight="bold" style:font-size-asian="8pt" style:font-weight-asian="bold" style:font-name-complex="Arial" style:font-size-complex="8pt"/>
    </style:style>
    <style:style style:name="T3" style:family="text">
      <style:text-properties style:font-name="Arial" fo:font-size="10pt" fo:language="es" fo:country="MX" fo:font-weight="bold" style:font-size-asian="10pt" style:font-weight-asian="bold" style:font-name-complex="Arial" style:font-size-complex="10pt"/>
    </style:style>
    <style:style style:name="T4" style:family="text">
      <style:text-properties style:font-name="Arial" fo:font-size="10pt" style:font-size-asian="10pt" style:font-name-complex="Arial" style:font-size-complex="10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char" svg:x="2.381cm" svg:y="-19.68cm" svg:width="15.988cm" svg:height="17.392cm" draw:z-index="0"><draw:text-box><text:p text:style-name="P2"><text:span text:style-name="T1">Ccs, <text:s text:c="4"/>/ <text:s text:c="4"/>/ <text:s text:c="2"/></text:span><text:span text:style-name="T2"><text:s text:c="11"/></text:span></text:p><text:p text:style-name="P3"/><text:p text:style-name="P4"/><text:p text:style-name="P4"/><text:p text:style-name="P4">SOLICITUD DE PASAJES</text:p><text:p text:style-name="P4"/><text:p text:style-name="P3"><text:s text:c="5"/></text:p><text:p text:style-name="P5"><text:s text:c="2"/>Apellidos <text:s text:c="66"/>Nombres</text:p><table:table table:name="Table1" table:style-name="Table1"><table:table-column table:style-name="Table1.A"/><table:table-column table:style-name="Table1.B"/><table:table-row table:style-name="Table1.1"><table:table-cell table:style-name="Table1.A1" office:value-type="string"><text:p text:style-name="P6"/></table:table-cell><table:table-cell table:style-name="Table1.B1" office:value-type="string"><text:p text:style-name="P6"/></table:table-cell></table:table-row></table:table><text:p text:style-name="Standard"><text:span text:style-name="T3"/></text:p><text:p text:style-name="P5"><text:s text:c="2"/>Cargo <text:s text:c="42"/>Pasaporte <text:s text:c="34"/>Cédula</text:p><table:table table:name="Table2" table:style-name="Table2"><table:table-column table:style-name="Table2.A"/><table:table-column table:style-name="Table2.B"/><table:table-column table:style-name="Table2.C"/><table:table-row table:style-name="Table2.1"><table:table-cell table:style-name="Table2.A1" office:value-type="string"><text:p text:style-name="P6"/></table:table-cell><table:table-cell table:style-name="Table2.A1" office:value-type="string"><text:p text:style-name="P6"/></table:table-cell><table:table-cell table:style-name="Table2.C1" office:value-type="string"><text:p text:style-name="P6"/></table:table-cell></table:table-row></table:table><text:p text:style-name="Standard"><text:span text:style-name="T4"><text:s/></text:span></text:p><text:p text:style-name="P7"><text:s text:c="2"/>E-mail <text:s text:c="41"/>Telf. (HAB) <text:s text:c="33"/>Celular</text:p><table:table table:name="Table3" table:style-name="Table3"><table:table-column table:style-name="Table3.A"/><table:table-column table:style-name="Table3.B"/><table:table-column table:style-name="Table3.C"/><table:table-row table:style-name="Table3.1"><table:table-cell table:style-name="Table3.A1" office:value-type="string"><text:p text:style-name="P8"/></table:table-cell><table:table-cell table:style-name="Table3.A1" office:value-type="string"><text:p text:style-name="P8"/></table:table-cell><table:table-cell table:style-name="Table3.C1" office:value-type="string"><text:p text:style-name="P8"/></table:table-cell></table:table-row></table:table><text:p text:style-name="P5"/><text:p text:style-name="P5"><text:s text:c="2"/>Motivo</text:p><table:table table:name="Table4" table:style-name="Table4"><table:table-column table:style-name="Table4.A"/><table:table-row table:style-name="Table4.1"><table:table-cell table:style-name="Table4.A1" office:value-type="string"><text:p text:style-name="P6"/></table:table-cell></table:table-row></table:table><text:p text:style-name="Standard"/><text:p text:style-name="P9"/><text:p text:style-name="P9"/><text:p text:style-name="P9">Rutas de Viajes</text:p><text:p text:style-name="P10"/><text:p text:style-name="Standard"><text:span text:style-name="T3"><text:s text:c="2"/>Partiendo de/ Llegando a <text:s text:c="38"/>Fecha y Hora (salida)</text:span></text:p><table:table table:name="Table5" table:style-name="Table5"><table:table-column table:style-name="Table5.A"/><table:table-column table:style-name="Table5.B"/><table:table-row table:style-name="Table5.1"><table:table-cell table:style-name="Table5.A1" office:value-type="string"><text:p text:style-name="P6"/></table:table-cell><table:table-cell table:style-name="Table5.B1" office:value-type="string"><text:p text:style-name="P6"/></table:table-cell></table:table-row></table:table><text:p text:style-name="Standard"><text:span text:style-name="T3"/></text:p><text:p text:style-name="P5"><text:s text:c="2"/>Partiendo de/ Llegando a <text:s text:c="38"/>Fecha y Hora (salida)</text:p><table:table table:name="Table6" table:style-name="Table6"><table:table-column table:style-name="Table6.A"/><table:table-column table:style-name="Table6.B"/><table:table-row table:style-name="Table6.1"><table:table-cell table:style-name="Table6.A1" office:value-type="string"><text:p text:style-name="P6"/></table:table-cell><table:table-cell table:style-name="Table6.B1" office:value-type="string"><text:p text:style-name="P6"/></table:table-cell></table:table-row></table:table><text:p text:style-name="Standard"><text:span text:style-name="T3"/></text:p><text:p text:style-name="P5"><text:s text:c="2"/>Partiendo de/ Llegando a <text:s text:c="39"/>Fecha y Hora (salida)</text:p><table:table table:name="Table7" table:style-name="Table7"><table:table-column table:style-name="Table7.A"/><table:table-column table:style-name="Table7.B"/><table:table-row table:style-name="Table7.1"><table:table-cell table:style-name="Table7.A1" office:value-type="string"><text:p text:style-name="P6"/></table:table-cell><table:table-cell table:style-name="Table7.B1" office:value-type="string"><text:p text:style-name="P6"/></table:table-cell></table:table-row></table:table><text:p text:style-name="P3"/><text:p text:style-name="P11"/><text:p text:style-name="P11"/><text:p text:style-name="P11"/><text:p text:style-name="P11"/><text:p text:style-name="P11"/><text:p text:style-name="P11"/><text:p text:style-name="P11"/><text:p text:style-name="P11"/><text:p text:style-name="P11"/><text:p text:style-name="P11"/><text:p text:style-name="Standard"><text:span text:style-name="T2"><text:s text:c="9"/></text:span><text:span text:style-name="T3">Solicitado por <text:s text:c="83"/>Aprobado por</text:span></text:p><text:p text:style-name="P12"/><text:p text:style-name="P13"/><text:p text:style-name="P14"/></draw:text-box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heSans" svg:font-family="The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fr1" style:family="graphic" style:parent-style-name="Graphics">
      <style:graphic-properties fo:margin-left="0cm" fo:margin-right="0cm" style:vertical-pos="from-top" style:horizontal-pos="center" style:horizontal-rel="paragraph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51cm" fo:margin-bottom="1.251cm" fo:margin-left="1.401cm" fo:margin-right="0.50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7.49cm" fo:margin-bottom="0cm" style:dynamic-spacing="true"/>
      </style:header-style>
      <style:footer-style>
        <style:header-footer-properties fo:min-height="0.099cm" fo:margin-top="0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graphics1" text:anchor-type="as-char" svg:y="-19.583cm" svg:width="18.369cm" svg:height="22.41cm" draw:z-index="1"><draw:image xlink:href="Pictures/10000000000004A90000062F01DE86BA.png" xlink:type="simple" xlink:show="embed" xlink:actuate="onLoad"/></draw:frame> <text:s text:c="3"/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 </dc:title>
    <meta:initial-creator>Daniel Rosales</meta:initial-creator>
    <meta:creation-date>2006-04-04T10:17:00</meta:creation-date>
    <dc:date>2007-04-27T10:29:27</dc:date>
    <dc:language>es-ES</dc:language>
    <meta:editing-cycles>2</meta:editing-cycles>
    <meta:editing-duration>PT2M0S</meta:editing-duration>
    <meta:user-defined meta:name="Info 1"/>
    <meta:user-defined meta:name="Info 2"/>
    <meta:user-defined meta:name="Info 3"/>
    <meta:user-defined meta:name="Info 4"/>
    <meta:document-statistic meta:table-count="7" meta:image-count="1" meta:object-count="0" meta:page-count="1" meta:paragraph-count="14" meta:word-count="46" meta:character-count="749"/>
  </office:meta>
</office:document-meta>
</file>